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.032cm" fo:margin-left="-0.049cm" fo:margin-right="0.018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27cm" style:rel-column-width="4886*"/>
    </style:style>
    <style:style style:name="Table1.B" style:family="table-column">
      <style:table-column-properties style:column-width="7.091cm" style:rel-column-width="27283*"/>
    </style:style>
    <style:style style:name="Table1.C" style:family="table-column">
      <style:table-column-properties style:column-width="2.037cm" style:rel-column-width="7838*"/>
    </style:style>
    <style:style style:name="Table1.D" style:family="table-column">
      <style:table-column-properties style:column-width="2.275cm" style:rel-column-width="8755*"/>
    </style:style>
    <style:style style:name="Table1.E" style:family="table-column">
      <style:table-column-properties style:column-width="4.359cm" style:rel-column-width="1677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 style:data-style-name="N0">
      <style:table-cell-properties fo:background-color="#579d1c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579d1c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579d1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7" style:family="table-cell">
      <style:table-cell-properties fo:padding="0.097cm" fo:border-left="0.002cm solid #000000" fo:border-right="none" fo:border-top="none" fo:border-bottom="0.002cm solid #000000"/>
    </style:style>
    <style:style style:name="Table1.E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0" style:family="table-cell" style:data-style-name="N0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1.B10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1.E10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14" style:family="table-row">
      <style:table-row-properties fo:background-color="transparent" style:keep-together="true" fo:keep-together="auto">
        <style:background-image/>
      </style:table-row-properties>
    </style:style>
    <style:style style:name="Table1.A14" style:family="table-cell" style:data-style-name="N0">
      <style:table-cell-properties style:vertical-align="" fo:background-color="#ff0000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1.B14" style:family="table-cell">
      <style:table-cell-properties style:vertical-align="" fo:background-color="#ff0000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1.E14" style:family="table-cell">
      <style:table-cell-properties style:vertical-align="" fo:background-color="#ff0000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variant="normal" fo:text-transform="none" fo:color="#222222" fo:letter-spacing="normal" fo:font-weight="bold" style:font-weight-asian="bold" style:font-weight-complex="bold"/>
    </style:style>
    <style:style style:name="P3" style:family="paragraph" style:parent-style-name="Table_20_Contents">
      <style:text-properties style:use-window-font-color="tru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P6" style:family="paragraph" style:parent-style-name="Standard">
      <style:paragraph-properties style:text-autospace="non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P7" style:family="paragraph" style:parent-style-name="Standard">
      <style:paragraph-properties style:text-autospace="none"/>
      <style:text-properties style:font-name="LiberationSerif-Bold" fo:font-size="12pt" fo:font-weight="bold" style:font-name-asian="LiberationSerif-Bold" style:font-size-asian="12pt" style:font-weight-asian="bold" style:font-name-complex="LiberationSerif-Bold" style:font-size-complex="12pt" style:font-weight-complex="bold"/>
    </style:style>
    <style:style style:name="P8" style:family="paragraph" style:parent-style-name="Table_20_Contents">
      <style:paragraph-properties fo:background-color="#ff0000">
        <style:background-image/>
      </style:paragraph-properties>
    </style:style>
    <style:style style:name="P9" style:family="paragraph" style:parent-style-name="Standard">
      <style:paragraph-properties fo:background-color="#ff3333">
        <style:background-image/>
      </style:paragraph-properties>
      <style:text-properties style:font-name="LiberationSerif" fo:font-size="12pt" style:font-name-asian="LiberationSerif" style:font-size-asian="12pt" style:font-name-complex="LiberationSerif" style:font-size-complex="12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LiberationSerif-Bold" fo:font-size="15pt" fo:font-weight="bold" style:font-name-asian="LiberationSerif-Bold" style:font-size-asian="15pt" style:font-weight-asian="bold" style:font-name-complex="LiberationSerif-Bold" style:font-size-complex="15pt" style:font-weight-complex="bold"/>
    </style:style>
    <style:style style:name="P11" style:family="paragraph" style:parent-style-name="Standard">
      <style:paragraph-properties fo:margin-left="1.251cm" fo:margin-right="0cm" fo:text-indent="0cm" style:auto-text-indent="false" style:text-autospace="none"/>
      <style:text-properties style:font-name="LiberationSerif-Bold" fo:font-size="12pt" fo:font-weight="bold" style:font-name-asian="LiberationSerif-Bold" style:font-size-asian="12pt" style:font-weight-asian="bold" style:font-name-complex="LiberationSerif-Bold" style:font-size-complex="12pt" style:font-weight-complex="bold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LiberationSerif-Bold" fo:font-size="12pt" fo:font-weight="bold" style:font-name-asian="LiberationSerif-Bold" style:font-size-asian="12pt" style:font-weight-asian="bold" style:font-name-complex="LiberationSerif-Bold" style:font-size-complex="12pt" style:font-weight-complex="bold"/>
    </style:style>
    <style:style style:name="P13" style:family="paragraph" style:parent-style-name="Standard" style:list-style-name="L5">
      <style:text-properties fo:font-weight="bold" style:font-weight-asian="bold" style:font-weight-complex="bold"/>
    </style:style>
    <style:style style:name="P14" style:family="paragraph" style:parent-style-name="Standard" style:list-style-name="L6">
      <style:paragraph-properties style:text-autospace="none"/>
      <style:text-properties style:font-name="LiberationSerif-Bold" fo:font-size="12pt" fo:font-weight="bold" style:font-name-asian="LiberationSerif-Bold" style:font-size-asian="12pt" style:font-weight-asian="bold" style:font-name-complex="LiberationSerif-Bold" style:font-size-complex="12pt" style:font-weight-complex="bold"/>
    </style:style>
    <style:style style:name="P15" style:family="paragraph" style:parent-style-name="Standard" style:list-style-name="L7">
      <style:paragraph-properties style:text-autospace="none"/>
      <style:text-properties style:font-name="LiberationSerif-Bold" fo:font-size="12pt" fo:font-weight="bold" style:font-name-asian="LiberationSerif-Bold" style:font-size-asian="12pt" style:font-weight-asian="bold" style:font-name-complex="LiberationSerif-Bold" style:font-size-complex="12pt" style:font-weight-complex="bold"/>
    </style:style>
    <style:style style:name="P16" style:family="paragraph" style:parent-style-name="Standard">
      <style:paragraph-properties style:text-autospace="none"/>
      <style:text-properties style:font-name="LiberationSerif-Bold" fo:font-size="12pt" fo:font-weight="bold" style:font-name-asian="LiberationSerif-Bold" style:font-size-asian="12pt" style:font-weight-asian="bold" style:font-name-complex="LiberationSerif-Bold" style:font-size-complex="12pt" style:font-weight-complex="bold"/>
    </style:style>
    <style:style style:name="P17" style:family="paragraph" style:parent-style-name="Standard">
      <style:paragraph-properties style:text-autospace="none"/>
      <style:text-properties style:font-name="LiberationSerif-Bold" fo:font-size="12pt" fo:font-weight="normal" style:font-name-asian="LiberationSerif-Bold" style:font-size-asian="12pt" style:font-weight-asian="normal" style:font-name-complex="LiberationSerif-Bold" style:font-size-complex="12pt" style:font-weight-complex="normal"/>
    </style:style>
    <style:style style:name="P18" style:family="paragraph" style:parent-style-name="Standard">
      <style:paragraph-properties fo:text-align="end" style:justify-single-word="false" style:text-autospace="none"/>
      <style:text-properties style:font-name="LiberationSerif-Bold" fo:font-size="12pt" fo:font-weight="normal" style:font-name-asian="LiberationSerif-Bold" style:font-size-asian="12pt" style:font-weight-asian="normal" style:font-name-complex="LiberationSerif-Bold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LiberationSerif-Bold" fo:font-size="12pt" fo:font-weight="normal" style:font-name-asian="LiberationSerif-Bold" style:font-size-asian="12pt" style:font-weight-asian="normal" style:font-name-complex="LiberationSerif-Bold" style:font-size-complex="12pt" style:font-weight-complex="normal"/>
    </style:style>
    <style:style style:name="P20" style:family="paragraph" style:parent-style-name="Standard">
      <style:paragraph-properties style:text-autospace="none"/>
      <style:text-properties style:font-name="LiberationSerif-Bold" fo:font-size="18pt" fo:font-weight="bold" style:font-name-asian="LiberationSerif-Bold" style:font-size-asian="18pt" style:font-weight-asian="bold" style:font-name-complex="LiberationSerif-Bold" style:font-size-complex="18pt" style:font-weight-complex="bold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text-properties style:text-underline-style="none"/>
    </style:style>
    <style:style style:name="P23" style:family="paragraph" style:parent-style-name="Standard">
      <style:paragraph-properties fo:break-before="page" style:text-autospace="none"/>
      <style:text-properties style:font-name="LiberationSerif-Bold" fo:font-size="12pt" fo:font-weight="bold" style:font-name-asian="LiberationSerif-Bold" style:font-size-asian="12pt" style:font-weight-asian="bold" style:font-name-complex="LiberationSerif-Bold" style:font-size-complex="12pt" style:font-weight-complex="bold"/>
    </style:style>
    <style:style style:name="P24" style:family="paragraph" style:parent-style-name="Table_20_Contents" style:list-style-name="L1"/>
    <style:style style:name="P25" style:family="paragraph" style:parent-style-name="Table_20_Contents" style:list-style-name="L2"/>
    <style:style style:name="P26" style:family="paragraph" style:parent-style-name="Table_20_Contents" style:list-style-name="L3"/>
    <style:style style:name="P27" style:family="paragraph" style:parent-style-name="Table_20_Contents" style:list-style-name="L4"/>
    <style:style style:name="P28" style:family="paragraph" style:parent-style-name="Table_20_Contents" style:list-style-name="L4">
      <style:text-properties style:use-window-font-color="true"/>
    </style:style>
    <style:style style:name="P29" style:family="paragraph" style:parent-style-name="Table_20_Contents" style:list-style-name="L4">
      <style:paragraph-properties fo:background-color="#ff0000">
        <style:background-image/>
      </style:paragraph-properties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style:use-window-font-color="tru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S No.</text:p>
          </table:table-cell>
          <table:table-cell table:style-name="Table1.A1" office:value-type="string">
            <text:p text:style-name="P1">Item description</text:p>
          </table:table-cell>
          <table:table-cell table:style-name="Table1.A1" office:value-type="string">
            <text:p text:style-name="P1">Charges (<text:span text:style-name="T1">₹</text:span>)</text:p>
          </table:table-cell>
          <table:table-cell table:style-name="Table1.A1" office:value-type="string">
            <text:p text:style-name="P1">Total</text:p>
          </table:table-cell>
          <table:table-cell table:style-name="Table1.E1" office:value-type="string">
            <text:p text:style-name="P1">Comments</text:p>
          </table:table-cell>
        </table:table-row>
        <table:table-row>
          <table:table-cell table:style-name="Table1.A2">
            <text:list xml:id="list2160625689696530213" text:style-name="L1">
              <text:list-item>
                <text:p text:style-name="P24"/>
              </text:list-item>
            </text:list>
          </table:table-cell>
          <table:table-cell table:style-name="Table1.B2" office:value-type="string">
            <text:p text:style-name="Table_20_Contents">Photgraphic navigation menu with hover images + random image text views animation</text:p>
          </table:table-cell>
          <table:table-cell table:style-name="Table1.A2" office:value-type="float" office:value="5000">
            <text:p text:style-name="Table_20_Contents">5000</text:p>
          </table:table-cell>
          <table:table-cell table:style-name="Table1.A2" office:value-type="float" office:value="5000">
            <text:p text:style-name="Table_20_Contents">5000</text:p>
          </table:table-cell>
          <table:table-cell table:style-name="Table1.E2" office:value-type="string">
            <text:p text:style-name="Table_20_Contents">9botitalia.com</text:p>
          </table:table-cell>
        </table:table-row>
        <table:table-row>
          <table:table-cell table:style-name="Table1.A2">
            <text:list xml:id="list33180220" text:continue-numbering="true" text:style-name="L1">
              <text:list-item>
                <text:p text:style-name="P24"/>
              </text:list-item>
            </text:list>
          </table:table-cell>
          <table:table-cell table:style-name="Table1.B2" office:value-type="string">
            <text:p text:style-name="Table_20_Contents">Home page</text:p>
          </table:table-cell>
          <table:table-cell table:style-name="Table1.B2" office:value-type="string">
            <text:p text:style-name="Table_20_Contents">3000 X 1page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Table_20_Contents">9botitalia.com/index.html</text:p>
          </table:table-cell>
        </table:table-row>
        <table:table-row>
          <table:table-cell table:style-name="Table1.A2">
            <text:list xml:id="list33189544" text:continue-numbering="true" text:style-name="L1">
              <text:list-item>
                <text:p text:style-name="P24"/>
              </text:list-item>
            </text:list>
          </table:table-cell>
          <table:table-cell table:style-name="Table1.B2" office:value-type="string">
            <text:p text:style-name="Table_20_Contents">Contact us</text:p>
          </table:table-cell>
          <table:table-cell table:style-name="Table1.B2" office:value-type="string">
            <text:p text:style-name="Table_20_Contents">3000 X 1page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Table_20_Contents">9botitalia.com/contact.html</text:p>
          </table:table-cell>
        </table:table-row>
        <table:table-row>
          <table:table-cell table:style-name="Table1.A2">
            <text:list xml:id="list33193755" text:continue-numbering="true" text:style-name="L1">
              <text:list-item>
                <text:p text:style-name="P24"/>
              </text:list-item>
            </text:list>
          </table:table-cell>
          <table:table-cell table:style-name="Table1.B2" office:value-type="string">
            <text:p text:style-name="Table_20_Contents">About us</text:p>
          </table:table-cell>
          <table:table-cell table:style-name="Table1.B2" office:value-type="string">
            <text:p text:style-name="Table_20_Contents">3000 X 1page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Table_20_Contents">9botitalia.com/chisiamo.html</text:p>
          </table:table-cell>
        </table:table-row>
        <table:table-row>
          <table:table-cell table:style-name="Table1.A2">
            <text:list xml:id="list33194704" text:continue-numbering="true" text:style-name="L1">
              <text:list-item>
                <text:p text:style-name="P24"/>
              </text:list-item>
            </text:list>
          </table:table-cell>
          <table:table-cell table:style-name="Table1.B2" office:value-type="string">
            <text:p text:style-name="Table_20_Contents">Home page animation</text:p>
          </table:table-cell>
          <table:table-cell table:style-name="Table1.B2" office:value-type="string">
            <text:p text:style-name="Table_20_Contents">3000 X 1 hr</text:p>
          </table:table-cell>
          <table:table-cell table:style-name="Table1.B2" office:value-type="string">
            <text:p text:style-name="Table_20_Contents">3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7">
            <text:p text:style-name="Table_20_Contents"/>
          </table:table-cell>
          <table:table-cell table:style-name="Table1.B7" office:value-type="string">
            <text:p text:style-name="P1">Modules and control panel.</text:p>
          </table:table-cell>
          <table:table-cell table:style-name="Table1.B7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  <table:table-cell table:style-name="Table1.E7" office:value-type="string">
            <text:p text:style-name="Table_20_Contents"/>
          </table:table-cell>
        </table:table-row>
        <table:table-row>
          <table:table-cell table:style-name="Table1.A2">
            <text:list xml:id="list975629993258747063" text:style-name="L2">
              <text:list-item>
                <text:p text:style-name="P25"/>
              </text:list-item>
            </text:list>
          </table:table-cell>
          <table:table-cell table:style-name="Table1.B2" office:value-type="string">
            <text:p text:style-name="Table_20_Contents">Database</text:p>
          </table:table-cell>
          <table:table-cell table:style-name="Table1.B2" office:value-type="string">
            <text:p text:style-name="Table_20_Contents">10000<text:line-break/>+<text:line-break/>5000 X 2<office:annotation><dc:creator>Unknown Author</dc:creator><dc:date>2015-04-14T15:18:43.42</dc:date><text:p text:style-name="P30"><text:span text:style-name="T8">For payment info</text:span></text:p></office:annotation></text:p>
          </table:table-cell>
          <table:table-cell table:style-name="Table1.A2" office:value-type="float" office:value="20000">
            <text:p text:style-name="Table_20_Contents">20000</text:p>
          </table:table-cell>
          <table:table-cell table:style-name="Table1.E2" office:value-type="string">
            <text:p text:style-name="Table_20_Contents">Users, source <text:s/>report, settings</text:p>
          </table:table-cell>
        </table:table-row>
        <table:table-row>
          <table:table-cell table:style-name="Table1.A2">
            <text:list xml:id="list33197558" text:continue-numbering="true" text:style-name="L2">
              <text:list-item>
                <text:p text:style-name="P25"/>
              </text:list-item>
            </text:list>
          </table:table-cell>
          <table:table-cell table:style-name="Table1.B2" office:value-type="string">
            <text:p text:style-name="Table_20_Contents">Events creation module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E2" office:value-type="string">
            <text:p text:style-name="Table_20_Contents">Home page</text:p>
          </table:table-cell>
        </table:table-row>
        <table:table-row>
          <table:table-cell table:style-name="Table1.A10">
            <text:list xml:id="list2913369220455614155" text:style-name="L3">
              <text:list-item>
                <text:p text:style-name="P26"/>
              </text:list-item>
            </text:list>
          </table:table-cell>
          <table:table-cell table:style-name="Table1.B10" office:value-type="string">
            <text:p text:style-name="Table_20_Contents">Login module for user</text:p>
          </table:table-cell>
          <table:table-cell table:style-name="Table1.A10" office:value-type="float" office:value="5000">
            <text:p text:style-name="Table_20_Contents">500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>Admin panel</text:p>
          </table:table-cell>
        </table:table-row>
        <table:table-row>
          <table:table-cell table:style-name="Table1.A2">
            <text:list xml:id="list6213615893852703705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Google map modules(1)</text:p>
          </table:table-cell>
          <table:table-cell table:style-name="Table1.B2" office:value-type="string">
            <text:p text:style-name="Table_20_Contents">3000/map X 1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P5">Contact us (T&amp;C)</text:p>
            <text:p text:style-name="P5">Large map for all</text:p>
          </table:table-cell>
        </table:table-row>
        <table:table-row>
          <table:table-cell table:style-name="Table1.A10">
            <text:list xml:id="list33180006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Multi lingual support(T&amp;C)</text:p>
          </table:table-cell>
          <table:table-cell table:style-name="Table1.B10" office:value-type="string">
            <text:p text:style-name="Table_20_Contents">2500 X 4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2">
            <text:list xml:id="list33186140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Admin control panel(T&amp;C)</text:p>
          </table:table-cell>
          <table:table-cell table:style-name="Table1.B2" office:value-type="string">
            <text:p text:style-name="Table_20_Contents">5000 X 4</text:p>
          </table:table-cell>
          <table:table-cell table:style-name="Table1.A2" office:value-type="float" office:value="20000">
            <text:p text:style-name="Table_20_Contents">20000</text:p>
          </table:table-cell>
          <table:table-cell table:style-name="Table1.E2" office:value-type="string">
            <text:p text:style-name="Table_20_Contents">user creation, Login, Payments report, <text:s/>View status report of golfcar bookings &amp; query form<office:annotation><dc:creator>Unknown Author</dc:creator><dc:date>2015-04-14T15:21:07.43</dc:date><text:p text:style-name="P30"><text:span text:style-name="T8">As discussed with saurabh on 14-April-2015</text:span></text:p></office:annotation></text:p>
          </table:table-cell>
        </table:table-row>
        <table:table-row table:style-name="Table1.14">
          <table:table-cell table:style-name="Table1.A14">
            <text:list xml:id="list33183707" text:continue-numbering="true" text:style-name="L4">
              <text:list-item>
                <text:p text:style-name="P27"/>
              </text:list-item>
            </text:list>
          </table:table-cell>
          <table:table-cell table:style-name="Table1.B14" office:value-type="string">
            <text:p text:style-name="Table_20_Contents">Voucher generation and assigning interface</text:p>
          </table:table-cell>
          <table:table-cell table:style-name="Table1.B14" office:value-type="string">
            <text:p text:style-name="Table_20_Contents">5000 X 1</text:p>
          </table:table-cell>
          <table:table-cell table:style-name="Table1.A14" office:value-type="float" office:value="0">
            <text:p text:style-name="Table_20_Contents">0</text:p>
          </table:table-cell>
          <table:table-cell table:style-name="Table1.E14" office:value-type="string">
            <text:p text:style-name="Table_20_Contents">This is meant for tour agents</text:p>
          </table:table-cell>
        </table:table-row>
        <table:table-row>
          <table:table-cell table:style-name="Table1.A7">
            <text:list xml:id="list33202613" text:continue-numbering="true" text:style-name="L4">
              <text:list-header>
                <text:p text:style-name="P27"/>
              </text:list-header>
            </text:list>
          </table:table-cell>
          <table:table-cell table:style-name="Table1.B7" office:value-type="string">
            <text:p text:style-name="P1">Option Modules</text:p>
          </table:table-cell>
          <table:table-cell table:style-name="Table1.A7">
            <text:p text:style-name="Table_20_Contents"/>
          </table:table-cell>
          <table:table-cell table:style-name="Table1.A7">
            <text:p text:style-name="Table_20_Contents"/>
          </table:table-cell>
          <table:table-cell table:style-name="Table1.E7" office:value-type="string">
            <text:p text:style-name="Table_20_Contents"/>
          </table:table-cell>
        </table:table-row>
        <table:table-row>
          <table:table-cell table:style-name="Table1.A10">
            <text:list xml:id="list33178339" text:continue-numbering="true" text:style-name="L4">
              <text:list-item>
                <text:p text:style-name="P29"/>
              </text:list-item>
            </text:list>
          </table:table-cell>
          <table:table-cell table:style-name="Table1.B10" office:value-type="string">
            <text:p text:style-name="Table_20_Contents">Runtime Gallery Images import</text:p>
          </table:table-cell>
          <table:table-cell table:style-name="Table1.A10" office:value-type="float" office:value="10000">
            <text:p text:style-name="Table_20_Contents">1000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P8"/>
          </table:table-cell>
        </table:table-row>
        <table:table-row>
          <table:table-cell table:style-name="Table1.A7">
            <text:list xml:id="list33197851" text:continue-numbering="true" text:style-name="L4">
              <text:list-header>
                <text:p text:style-name="P27"/>
              </text:list-header>
            </text:list>
          </table:table-cell>
          <table:table-cell table:style-name="Table1.B7" office:value-type="string">
            <text:p text:style-name="P1">Ninebot Tours</text:p>
          </table:table-cell>
          <table:table-cell table:style-name="Table1.B7" office:value-type="string">
            <text:p text:style-name="Table_20_Contents"/>
          </table:table-cell>
          <table:table-cell table:style-name="Table1.A7">
            <text:p text:style-name="Table_20_Contents"/>
          </table:table-cell>
          <table:table-cell table:style-name="Table1.E7" office:value-type="string">
            <text:p text:style-name="Table_20_Contents"/>
          </table:table-cell>
        </table:table-row>
        <table:table-row>
          <table:table-cell table:style-name="Table1.A2">
            <text:list xml:id="list33183581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Navigation Menu</text:p>
          </table:table-cell>
          <table:table-cell table:style-name="Table1.A2" office:value-type="float" office:value="2000">
            <text:p text:style-name="Table_20_Contents">2000</text:p>
          </table:table-cell>
          <table:table-cell table:style-name="Table1.A2" office:value-type="float" office:value="2000">
            <text:p text:style-name="Table_20_Contents">2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>
            <text:list xml:id="list33194819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Tours Page</text:p>
          </table:table-cell>
          <table:table-cell table:style-name="Table1.B2" office:value-type="string">
            <text:p text:style-name="Table_20_Contents">3000 X 6</text:p>
          </table:table-cell>
          <table:table-cell table:style-name="Table1.A2" office:value-type="float" office:value="18000">
            <text:p text:style-name="Table_20_Contents">18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>
            <text:list xml:id="list33197887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Home Page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>
            <text:list xml:id="list33202996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Event Page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10">
            <text:list xml:id="list33180361" text:continue-numbering="true" text:style-name="L4">
              <text:list-item>
                <text:p text:style-name="P28"/>
              </text:list-item>
            </text:list>
          </table:table-cell>
          <table:table-cell table:style-name="Table1.B10" office:value-type="string">
            <text:p text:style-name="P3">Contact Page</text:p>
          </table:table-cell>
          <table:table-cell table:style-name="Table1.A10" office:value-type="float" office:value="3000">
            <text:p text:style-name="P3">3000</text:p>
          </table:table-cell>
          <table:table-cell table:style-name="Table1.A10" office:value-type="float" office:value="0">
            <text:p text:style-name="P3">0</text:p>
          </table:table-cell>
          <table:table-cell table:style-name="Table1.E10" office:value-type="string">
            <text:p text:style-name="P3"/>
          </table:table-cell>
        </table:table-row>
        <table:table-row>
          <table:table-cell table:style-name="Table1.A2">
            <text:list xml:id="list33179675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Gallery Page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10">
            <text:list xml:id="list33183905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FAQ Page</text:p>
          </table:table-cell>
          <table:table-cell table:style-name="Table1.A10" office:value-type="float" office:value="3000">
            <text:p text:style-name="Table_20_Contents">300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2">
            <text:list xml:id="list33202061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Home Page Animation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10">
            <text:list xml:id="list33188738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Event Page Animation</text:p>
          </table:table-cell>
          <table:table-cell table:style-name="Table1.A10" office:value-type="float" office:value="3000">
            <text:p text:style-name="Table_20_Contents">300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10">
            <text:list xml:id="list33179367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Gallery Page Animation</text:p>
          </table:table-cell>
          <table:table-cell table:style-name="Table1.A10" office:value-type="float" office:value="3000">
            <text:p text:style-name="Table_20_Contents">300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7">
            <text:list xml:id="list33182366" text:continue-numbering="true" text:style-name="L4">
              <text:list-header>
                <text:p text:style-name="P27"/>
              </text:list-header>
            </text:list>
          </table:table-cell>
          <table:table-cell table:style-name="Table1.B7" office:value-type="string">
            <text:p text:style-name="P1">Modules</text:p>
          </table:table-cell>
          <table:table-cell table:style-name="Table1.A7">
            <text:p text:style-name="Table_20_Contents"/>
          </table:table-cell>
          <table:table-cell table:style-name="Table1.A7">
            <text:p text:style-name="Table_20_Contents"/>
          </table:table-cell>
          <table:table-cell table:style-name="Table1.E7" office:value-type="string">
            <text:p text:style-name="Table_20_Contents"/>
          </table:table-cell>
        </table:table-row>
        <table:table-row>
          <table:table-cell table:style-name="Table1.A10">
            <text:list xml:id="list33194676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Search module</text:p>
          </table:table-cell>
          <table:table-cell table:style-name="Table1.A10" office:value-type="float" office:value="10000">
            <text:p text:style-name="Table_20_Contents">1000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>Custom search</text:p>
          </table:table-cell>
        </table:table-row>
        <table:table-row>
          <table:table-cell table:style-name="Table1.A2">
            <text:list xml:id="list33206767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Query form module(T&amp;C)</text:p>
          </table:table-cell>
          <table:table-cell table:style-name="Table1.A2" office:value-type="float" office:value="5000">
            <text:p text:style-name="Table_20_Contents">5000</text:p>
          </table:table-cell>
          <table:table-cell table:style-name="Table1.A2" office:value-type="float" office:value="5000">
            <text:p text:style-name="Table_20_Contents">5000</text:p>
          </table:table-cell>
          <table:table-cell table:style-name="Table1.E2" office:value-type="string">
            <text:p text:style-name="Table_20_Contents">Users query for golfcar tours<office:annotation><dc:creator>Unknown Author</dc:creator><dc:date>2015-04-14T13:04:57.45</dc:date><text:p text:style-name="P30"><text:span text:style-name="T8">As discussed with saurabh on 14-April-2015. Required for golfcar tours</text:span></text:p></office:annotation></text:p>
          </table:table-cell>
        </table:table-row>
        <table:table-row>
          <table:table-cell table:style-name="Table1.A2">
            <text:list xml:id="list33192514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Events creation module</text:p>
          </table:table-cell>
          <table:table-cell table:style-name="Table1.A2" office:value-type="float" office:value="5000">
            <text:p text:style-name="Table_20_Contents">5000</text:p>
          </table:table-cell>
          <table:table-cell table:style-name="Table1.A2" office:value-type="float" office:value="5000">
            <text:p text:style-name="Table_20_Contents">5000</text:p>
          </table:table-cell>
          <table:table-cell table:style-name="Table1.E2" office:value-type="string">
            <text:p text:style-name="Table_20_Contents">Tours event page event creation</text:p>
          </table:table-cell>
        </table:table-row>
        <table:table-row>
          <table:table-cell table:style-name="Table1.A2">
            <text:list xml:id="list33202677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Mail manager module(T&amp;C)</text:p>
          </table:table-cell>
          <table:table-cell table:style-name="Table1.B2" office:value-type="string">
            <text:p text:style-name="Table_20_Contents">5000 X 1</text:p>
          </table:table-cell>
          <table:table-cell table:style-name="Table1.A2" office:value-type="float" office:value="5000">
            <text:p text:style-name="Table_20_Contents">5000</text:p>
          </table:table-cell>
          <table:table-cell table:style-name="Table1.E2" office:value-type="string">
            <text:p text:style-name="Table_20_Contents">Customers query or Tours booking will be mailed, along with user acknowledgment to customer</text:p>
          </table:table-cell>
        </table:table-row>
        <table:table-row>
          <table:table-cell table:style-name="Table1.A2">
            <text:list xml:id="list33185989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Database Modules</text:p>
          </table:table-cell>
          <table:table-cell table:style-name="Table1.B2" office:value-type="string">
            <text:p text:style-name="Table_20_Contents">5000 X 4</text:p>
          </table:table-cell>
          <table:table-cell table:style-name="Table1.A2" office:value-type="float" office:value="20000">
            <text:p text:style-name="Table_20_Contents">20000<office:annotation><dc:creator>Unknown Author</dc:creator><dc:date>2015-04-14T13:05:49.45</dc:date><text:p text:style-name="P30"><text:span text:style-name="T8">Users query for golfcar tours.</text:span></text:p></office:annotation></text:p>
          </table:table-cell>
          <table:table-cell table:style-name="Table1.E2" office:value-type="string">
            <text:p text:style-name="Table_20_Contents">Events, Booking, payment, Schedules and search, <text:span text:style-name="T2">Users query</text:span></text:p>
          </table:table-cell>
        </table:table-row>
        <table:table-row>
          <table:table-cell table:style-name="Table1.A10">
            <text:list xml:id="list33200845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Trip Advisor integration</text:p>
          </table:table-cell>
          <table:table-cell table:style-name="Table1.A10" office:value-type="float" office:value="5000">
            <text:p text:style-name="Table_20_Contents">500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2">
            <text:list xml:id="list33194175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E-Commerce tour Booking Module</text:p>
          </table:table-cell>
          <table:table-cell table:style-name="Table1.A2" office:value-type="float" office:value="30000">
            <text:p text:style-name="Table_20_Contents">30000</text:p>
          </table:table-cell>
          <table:table-cell table:style-name="Table1.A2" office:value-type="float" office:value="30000">
            <text:p text:style-name="Table_20_Contents">30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10">
            <text:list xml:id="list33188985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Google Map Api</text:p>
          </table:table-cell>
          <table:table-cell table:style-name="Table1.A10" office:value-type="float" office:value="3000">
            <text:p text:style-name="Table_20_Contents">300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7">
            <text:list xml:id="list33194890" text:continue-numbering="true" text:style-name="L4">
              <text:list-header>
                <text:p text:style-name="P27"/>
              </text:list-header>
            </text:list>
          </table:table-cell>
          <table:table-cell table:style-name="Table1.B7" office:value-type="string">
            <text:p text:style-name="P1">Ninebot &amp; more</text:p>
          </table:table-cell>
          <table:table-cell table:style-name="Table1.B7" office:value-type="string">
            <text:p text:style-name="Table_20_Contents"/>
          </table:table-cell>
          <table:table-cell table:style-name="Table1.A7">
            <text:p text:style-name="Table_20_Contents"/>
          </table:table-cell>
          <table:table-cell table:style-name="Table1.E7" office:value-type="string">
            <text:p text:style-name="Table_20_Contents"/>
          </table:table-cell>
        </table:table-row>
        <table:table-row>
          <table:table-cell table:style-name="Table1.A2">
            <text:list xml:id="list33183433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Navigation menu</text:p>
          </table:table-cell>
          <table:table-cell table:style-name="Table1.A2" office:value-type="float" office:value="2000">
            <text:p text:style-name="Table_20_Contents">2000</text:p>
          </table:table-cell>
          <table:table-cell table:style-name="Table1.A2" office:value-type="float" office:value="2000">
            <text:p text:style-name="Table_20_Contents">2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>
            <text:list xml:id="list33185324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Home Page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>
            <text:list xml:id="list33203537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Prodotti Page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>
            <text:list xml:id="list33183205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Tour Page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>
            <text:list xml:id="list33200205" text:continue-numbering="true" text:style-name="L4">
              <text:list-item>
                <text:p text:style-name="P27"><text:soft-page-break/></text:p>
              </text:list-item>
            </text:list>
          </table:table-cell>
          <table:table-cell table:style-name="Table1.B2" office:value-type="string">
            <text:p text:style-name="Table_20_Contents">Pubblicità con Noi Page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>
            <text:list xml:id="list33186327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CONSIP Page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Table_20_Contents">The scope of this page has not been defined clearly yet.</text:p>
          </table:table-cell>
        </table:table-row>
        <table:table-row>
          <table:table-cell table:style-name="Table1.A2">
            <text:list xml:id="list33188195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Galleria Page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>
            <text:list xml:id="list33201778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Eventi/Notizie Page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>
            <text:list xml:id="list33190813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Contatto e Negozzi page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E2" office:value-type="string">
            <text:p text:style-name="P9">If it is same as that of</text:p>
            <text:p text:style-name="P6">9botitalia.com</text:p>
          </table:table-cell>
        </table:table-row>
        <table:table-row>
          <table:table-cell table:style-name="Table1.A2">
            <text:list xml:id="list33183636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Products submenu page (6)</text:p>
          </table:table-cell>
          <table:table-cell table:style-name="Table1.B2" office:value-type="string">
            <text:p text:style-name="Table_20_Contents">3000 X 6</text:p>
          </table:table-cell>
          <table:table-cell table:style-name="Table1.A2" office:value-type="float" office:value="18000">
            <text:p text:style-name="Table_20_Contents">18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>
            <text:list xml:id="list33193999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Home page animation alterations</text:p>
          </table:table-cell>
          <table:table-cell table:style-name="Table1.A2" office:value-type="float" office:value="2000">
            <text:p text:style-name="Table_20_Contents">2000</text:p>
          </table:table-cell>
          <table:table-cell table:style-name="Table1.A2" office:value-type="float" office:value="2000">
            <text:p text:style-name="Table_20_Contents">2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>
            <text:list xml:id="list33181035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Event Page Animation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A2" office:value-type="float" office:value="3000">
            <text:p text:style-name="Table_20_Contents">3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10">
            <text:list xml:id="list33195291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Gallery page Animation</text:p>
          </table:table-cell>
          <table:table-cell table:style-name="Table1.A10" office:value-type="float" office:value="3000">
            <text:p text:style-name="Table_20_Contents">300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10">
            <text:list xml:id="list33186357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Custom Search module</text:p>
          </table:table-cell>
          <table:table-cell table:style-name="Table1.A10" office:value-type="float" office:value="10000">
            <text:p text:style-name="Table_20_Contents">1000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10">
            <text:list xml:id="list33182745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Query form module(T&amp;C)</text:p>
          </table:table-cell>
          <table:table-cell table:style-name="Table1.A10" office:value-type="float" office:value="5000">
            <text:p text:style-name="Table_20_Contents">500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2">
            <text:list xml:id="list33186244" text:continue-numbering="true" text:style-name="L4">
              <text:list-item>
                <text:p text:style-name="P27"/>
              </text:list-item>
            </text:list>
          </table:table-cell>
          <table:table-cell table:style-name="Table1.B2" office:value-type="string">
            <text:p text:style-name="Table_20_Contents">Events creation module</text:p>
          </table:table-cell>
          <table:table-cell table:style-name="Table1.A2" office:value-type="float" office:value="5000">
            <text:p text:style-name="Table_20_Contents">5000</text:p>
          </table:table-cell>
          <table:table-cell table:style-name="Table1.A2" office:value-type="float" office:value="5000">
            <text:p text:style-name="Table_20_Contents">5000</text:p>
          </table:table-cell>
          <table:table-cell table:style-name="Table1.E2" office:value-type="string">
            <text:p text:style-name="Table_20_Contents">Nine bot product promotion event page event creation.</text:p>
          </table:table-cell>
        </table:table-row>
        <table:table-row>
          <table:table-cell table:style-name="Table1.A10">
            <text:list xml:id="list33182189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Mail manager module(T&amp;C)</text:p>
          </table:table-cell>
          <table:table-cell table:style-name="Table1.B10" office:value-type="string">
            <text:p text:style-name="Table_20_Contents">5000 X 1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>Sales lead queries or feedback reports will be mailed.</text:p>
          </table:table-cell>
        </table:table-row>
        <table:table-row>
          <table:table-cell table:style-name="Table1.A10">
            <text:list xml:id="list33205345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Database Modules</text:p>
          </table:table-cell>
          <table:table-cell table:style-name="Table1.A10" office:value-type="float" office:value="5000">
            <text:p text:style-name="Table_20_Contents">500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>Users query</text:p>
          </table:table-cell>
        </table:table-row>
        <table:table-row>
          <table:table-cell table:style-name="Table1.A10">
            <text:list xml:id="list33192168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Products submenu page Animation (6)</text:p>
          </table:table-cell>
          <table:table-cell table:style-name="Table1.B10" office:value-type="string">
            <text:p text:style-name="Table_20_Contents">3000 X 6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7">
            <text:list xml:id="list33204639" text:continue-numbering="true" text:style-name="L4">
              <text:list-header>
                <text:p text:style-name="P27"/>
              </text:list-header>
            </text:list>
          </table:table-cell>
          <table:table-cell table:style-name="Table1.B7" office:value-type="string">
            <text:p text:style-name="P1"/>
          </table:table-cell>
          <table:table-cell table:style-name="Table1.A7">
            <text:p text:style-name="Table_20_Contents"/>
          </table:table-cell>
          <table:table-cell table:style-name="Table1.A7">
            <text:p text:style-name="Table_20_Contents"/>
          </table:table-cell>
          <table:table-cell table:style-name="Table1.E7" office:value-type="string">
            <text:p text:style-name="Table_20_Contents"/>
          </table:table-cell>
        </table:table-row>
        <table:table-row>
          <table:table-cell table:style-name="Table1.A7">
            <text:list xml:id="list33199817" text:continue-numbering="true" text:style-name="L4">
              <text:list-header>
                <text:p text:style-name="P27"/>
              </text:list-header>
            </text:list>
          </table:table-cell>
          <table:table-cell table:style-name="Table1.B7" office:value-type="string">
            <text:p text:style-name="P1">Ninebot One</text:p>
          </table:table-cell>
          <table:table-cell table:style-name="Table1.A7">
            <text:p text:style-name="Table_20_Contents"/>
          </table:table-cell>
          <table:table-cell table:style-name="Table1.A7">
            <text:p text:style-name="Table_20_Contents"/>
          </table:table-cell>
          <table:table-cell table:style-name="Table1.E7" office:value-type="string">
            <text:p text:style-name="Table_20_Contents"/>
          </table:table-cell>
        </table:table-row>
        <table:table-row>
          <table:table-cell table:style-name="Table1.A10">
            <text:list xml:id="list33180362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Home Page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10">
            <text:list xml:id="list33198068" text:continue-numbering="true" text:style-name="L4">
              <text:list-item>
                <text:p text:style-name="P27"/>
              </text:list-item>
            </text:list>
          </table:table-cell>
          <table:table-cell table:style-name="Table1.B10" office:value-type="string">
            <text:p text:style-name="Table_20_Contents">Advanced Animation</text:p>
          </table:table-cell>
          <table:table-cell table:style-name="Table1.A10" office:value-type="float" office:value="10000">
            <text:p text:style-name="Table_20_Contents">10000</text:p>
          </table:table-cell>
          <table:table-cell table:style-name="Table1.A10" office:value-type="float" office:value="0">
            <text:p text:style-name="Table_20_Contents">0</text:p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7">
            <text:list xml:id="list33186274" text:continue-numbering="true" text:style-name="L4">
              <text:list-header>
                <text:p text:style-name="P27"/>
              </text:list-header>
            </text:list>
          </table:table-cell>
          <table:table-cell table:style-name="Table1.B7" office:value-type="string">
            <text:p text:style-name="Table_20_Contents"/>
          </table:table-cell>
          <table:table-cell table:style-name="Table1.A7">
            <text:p text:style-name="Table_20_Contents"/>
          </table:table-cell>
          <table:table-cell table:style-name="Table1.A7">
            <text:p text:style-name="Table_20_Contents"/>
          </table:table-cell>
          <table:table-cell table:style-name="Table1.E7" office:value-type="string">
            <text:p text:style-name="Table_20_Contents"/>
          </table:table-cell>
        </table:table-row>
        <table:table-row>
          <table:table-cell table:style-name="Table1.A7">
            <text:list xml:id="list33192199" text:continue-numbering="true" text:style-name="L4">
              <text:list-header>
                <text:p text:style-name="P27"/>
              </text:list-header>
            </text:list>
          </table:table-cell>
          <table:table-cell table:style-name="Table1.B7" office:value-type="string">
            <text:p text:style-name="P1">Grand total</text:p>
          </table:table-cell>
          <table:table-cell table:style-name="Table1.B7" office:value-type="string">
            <text:p text:style-name="P1"/>
          </table:table-cell>
          <table:table-cell table:style-name="Table1.B7" office:value-type="string">
            <text:p text:style-name="P2">Rs 202000</text:p>
          </table:table-cell>
          <table:table-cell table:style-name="Table1.E7" office:value-type="string">
            <text:p text:style-name="P1"/>
          </table:table-cell>
        </table:table-row>
      </table:table>
      <text:p text:style-name="P4"/>
      <text:p text:style-name="P4"/>
      <text:list xml:id="list290808925812164801" text:style-name="L5">
        <text:list-item>
          <text:p text:style-name="P13">Those marked red haven't been incorporated in the project scope.</text:p>
        </text:list-item>
        <text:list-item>
          <text:p text:style-name="P13"><text:soft-page-break/>The project scope has been defined along with the project budget. The work arising out of the project scope, will be chargeable respectably(in congruence with price chart).</text:p>
        </text:list-item>
      </text:list>
      <text:p text:style-name="P4"/>
      <text:p text:style-name="P10">Payment Summary:-</text:p>
      <text:p text:style-name="P12">Pages X 23 3000 X 23 = 69,000</text:p>
      <text:p text:style-name="P12">1 photographic menu (with hover images) 05,000</text:p>
      <text:p text:style-name="P12">2 Navigation menu 2000 X 2 = 04,000</text:p>
      <text:p text:style-name="P12">3 Animations 3000 X 3 = 09,000</text:p>
      <text:p text:style-name="P12">1 Animation corrections 2000X1 = 02,000</text:p>
      <text:p text:style-name="P12">Database modules 5000 X 5 = 25,000</text:p>
      <text:p text:style-name="P12">Google map 3000 X 1 = 03,000</text:p>
      <text:p text:style-name="P12">Query module 5000 X 0 = 0</text:p>
      <text:p text:style-name="P12">Event creation module 5000X2 = 10,000</text:p>
      <text:p text:style-name="P12">Mail manager module 5000 X 1 = 05,000</text:p>
      <text:p text:style-name="P12">Ecommerce booking module X 1 = 30,000</text:p>
      <text:p text:style-name="P11">Total = INR 1,62,000</text:p>
      <text:p text:style-name="P11"/>
      <text:p text:style-name="P11"/>
      <text:p text:style-name="P10">Add-ons as discussed on 14-April-2015</text:p>
      <text:list xml:id="list6384679501173501441" text:style-name="L6">
        <text:list-item>
          <text:p text:style-name="P14">Query form module for golfcar touring</text:p>
        </text:list-item>
        <text:list-item>
          <text:p text:style-name="P14">Database to save query form entries of golfcar bookings</text:p>
        </text:list-item>
        <text:list-item>
          <text:p text:style-name="P14">Admin panel to view status report of golfcar bookings and query forms</text:p>
        </text:list-item>
        <text:list-item>
          <text:p text:style-name="P14">1 Login interface for tour agents and admin</text:p>
        </text:list-item>
        <text:list-item>
          <text:p text:style-name="P14">Interface for admin to create users 'Tour agents'.</text:p>
        </text:list-item>
      </text:list>
      <text:p text:style-name="P7"/>
      <text:p text:style-name="P7"><text:tab/><text:tab/>Total = INR 50,000</text:p>
      <text:p text:style-name="P7"/>
      <text:p text:style-name="P10">Grand total: <text:span text:style-name="T6">INR <text:s/></text:span>2,02,000</text:p>
      <text:p text:style-name="P7"/>
      <text:p text:style-name="P23"/>
      <text:p text:style-name="P20">Prices as discussed for website editing Application</text:p>
      <text:p text:style-name="P20"/>
      <text:p text:style-name="P21">1.<text:tab/>Ninebot&amp;more</text:p>
      <text:p text:style-name="Standard"><text:tab/><text:span text:style-name="T3">Gallery</text:span><text:span text:style-name="T5"> </text:span><text:span text:style-name="T4">:-</text:span></text:p>
      <text:p text:style-name="Standard"><text:tab/><text:tab/>Image Alterations (Add/Remove images)<text:tab/><text:tab/><text:tab/><text:tab/>Rs 15000</text:p>
      <text:p text:style-name="Standard"><text:tab/><text:tab/>Video Alterations (Add/Remove videos)<text:tab/><text:tab/><text:tab/><text:tab/>Rs 15000</text:p>
      <text:p text:style-name="Standard"><text:tab/><text:span text:style-name="T3">Events/Notizie</text:span><text:span text:style-name="T4"> :-</text:span></text:p>
      <text:p text:style-name="Standard"><text:tab/><text:tab/>Add/Remove/Edit News<text:tab/><text:tab/><text:tab/><text:tab/><text:tab/><text:tab/>Rs 30,000</text:p>
      <text:p text:style-name="Standard"><text:tab/><text:span text:style-name="T3">Contact</text:span> :-</text:p>
      <text:p text:style-name="Standard"><text:tab/><text:tab/> Add/Remove/Edit contacts<text:tab/><text:tab/><text:tab/><text:tab/><text:tab/><text:tab/>Rs 35,000</text:p>
      <text:p text:style-name="P17"><text:tab/></text:p>
      <text:p text:style-name="P21">2.<text:tab/>Tours page</text:p>
      <text:p text:style-name="Standard"><text:tab/><text:span text:style-name="T3">Events/Notizie</text:span><text:span text:style-name="T4"> :-</text:span></text:p>
      <text:p text:style-name="Standard"><text:tab/><text:tab/>Add/Remove/Edit Events<text:tab/><text:tab/><text:tab/><text:tab/><text:tab/><text:tab/>Rs 40,000</text:p>
      <text:p text:style-name="Standard"/>
      <text:p text:style-name="P18">Total:<text:tab/>1,35,000 INR <text:s text:c="11"/></text:p>
      <text:p text:style-name="P18"/>
      <text:p text:style-name="P19">Grand Total: 2,02,000 + 135,000<text:tab/>=<text:tab/><text:span text:style-name="T7">INR </text:span>3,37,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9:24:33.30</meta:creation-date>
    <meta:generator>OpenOffice.org/3.4.1$Win32 OpenOffice.org_project/341m1$Build-9593</meta:generator>
    <dc:date>2015-05-28T13:02:35.69</dc:date>
    <meta:editing-duration>PT7H49M20S</meta:editing-duration>
    <meta:editing-cycles>536</meta:editing-cycles>
    <meta:document-statistic meta:table-count="1" meta:image-count="0" meta:object-count="0" meta:page-count="5" meta:paragraph-count="229" meta:word-count="671" meta:character-count="3770"/>
  </office:meta>
</office:document-meta>
</file>